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7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</office:font-face-decls>
  <office:automatic-styles>
    <style:style style:name="P1" style:family="paragraph" style:parent-style-name="Standard">
      <style:text-properties officeooo:paragraph-rsid="0002aaee"/>
    </style:style>
    <style:style style:name="P2" style:family="paragraph" style:parent-style-name="Standard">
      <style:paragraph-properties fo:line-height="105%"/>
      <style:text-properties style:font-name="Calibri" fo:font-size="36pt" fo:language="en" fo:country="US" officeooo:paragraph-rsid="0002aaee" style:font-name-asian="Calibri1" style:font-size-asian="36pt" style:font-name-complex="Calibri1"/>
    </style:style>
    <style:style style:name="P3" style:family="paragraph" style:parent-style-name="Standard">
      <style:text-properties style:font-name="Calibri" officeooo:paragraph-rsid="0002aaee" style:font-name-asian="Calibri1" style:font-name-complex="Calibri1"/>
    </style:style>
    <style:style style:name="P4" style:family="paragraph" style:parent-style-name="Standard">
      <style:paragraph-properties fo:margin-top="0cm" fo:margin-bottom="0.282cm" style:contextual-spacing="false"/>
      <style:text-properties style:font-name="Calibri" officeooo:paragraph-rsid="0002aaee" style:font-name-asian="Calibri1" style:font-name-complex="Calibri1"/>
    </style:style>
    <style:style style:name="P5" style:family="paragraph" style:parent-style-name="Standard">
      <style:text-properties style:font-name="Calibri" fo:font-weight="bold" officeooo:paragraph-rsid="0002aaee" style:font-name-asian="Calibri1" style:font-weight-asian="bold" style:font-name-complex="Calibri1"/>
    </style:style>
    <style:style style:name="P6" style:family="paragraph" style:parent-style-name="Standard">
      <style:text-properties officeooo:paragraph-rsid="0002aaee"/>
    </style:style>
    <style:style style:name="P7" style:family="paragraph" style:parent-style-name="Standard">
      <style:paragraph-properties fo:text-align="center" style:justify-single-word="false"/>
      <style:text-properties officeooo:paragraph-rsid="0002aaee"/>
    </style:style>
    <style:style style:name="P8" style:family="paragraph" style:parent-style-name="Standard" style:list-style-name="WWNum3">
      <style:paragraph-properties fo:margin-left="1.27cm" fo:text-indent="-0.635cm" style:auto-text-indent="false">
        <style:tab-stops>
          <style:tab-stop style:position="0cm"/>
        </style:tab-stops>
      </style:paragraph-properties>
      <style:text-properties officeooo:paragraph-rsid="0002aae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language="en" fo:country="US" fo:font-weight="bold" style:font-name-asian="Calibri1" style:font-weight-asian="bold" style:font-name-complex="Calibri1"/>
    </style:style>
    <style:style style:name="T2" style:family="text">
      <style:text-properties style:font-name="Calibri" fo:language="en" fo:country="US" style:font-name-asian="Calibri1" style:font-name-complex="Calibri1"/>
    </style:style>
    <style:style style:name="T3" style:family="text">
      <style:text-properties style:font-name="Calibri" fo:language="en" fo:country="US" style:font-name-asian="Calibri1" style:font-name-complex="Calibri1" style:font-weight-complex="bold"/>
    </style:style>
    <style:style style:name="T4" style:family="text">
      <style:text-properties style:font-name="Calibri" fo:language="en" fo:country="US" fo:font-style="italic" style:font-name-asian="Calibri1" style:font-style-asian="italic" style:font-name-complex="Calibri1" style:font-style-complex="italic" style:font-weight-complex="bold"/>
    </style:style>
    <style:style style:name="T5" style:family="text">
      <style:text-properties style:font-name="Calibri" fo:font-weight="bold" style:font-name-asian="Calibri1" style:font-weight-asian="bold" style:font-name-complex="Calibri1"/>
    </style:style>
    <style:style style:name="T6" style:family="text">
      <style:text-properties style:font-name="Calibri" style:font-name-asian="Calibri1" style:font-name-complex="Calibri1"/>
    </style:style>
    <style:style style:name="T7" style:family="text">
      <style:text-properties style:font-name="Calibri" style:font-name-asian="Calibri1" style:font-name-complex="Calibri1" style:font-weight-complex="bold"/>
    </style:style>
    <style:style style:name="T8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9" style:family="text">
      <style:text-properties style:font-name="Calibri" fo:font-style="italic" fo:font-weight="bold" style:font-name-asian="Calibri1" style:font-style-asian="italic" style:font-weight-asian="bold" style:font-name-complex="Calibri1" style:font-style-complex="italic"/>
    </style:style>
    <style:style style:name="T10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11" style:family="text">
      <style:text-properties style:font-name="Calibri" fo:font-style="italic" style:font-name-asian="Calibri1" style:font-style-asian="italic" style:font-name-complex="Calibri1" style:font-style-complex="italic" style:font-weight-complex="bold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style style:name="gr1" style:family="graphic">
      <style:graphic-properties draw:stroke="none" svg:stroke-width="0cm" draw:fill="none" loext:fill-use-slide-background="false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ct</text:p>
      <text:p text:style-name="P1" loext:marker-style-name="T5"><text:span text:style-name="T1">rct</text:span><text:span text:style-name="T5">_1. Что такое </text:span><text:span text:style-name="T1">React</text:span><text:span text:style-name="T5">?</text:span></text:p>
      <text:p text:style-name="P1" loext:marker-style-name="T6"><text:span text:style-name="T6">Это JavaScript-библиотека для создания пользовательских интерфейсов. React использует компонентную архитектуру, декларативный стиль программирования и быстрые, удобные для разработчика абстракции DOM, iOS, Android и др. React обеспечивает высокую производительность благодаря виртуальной модели DOM. Плюс огромное сообщество, которое предоставляет множество различных готовых компонентов.</text:span></text:p>
      <text:p text:style-name="P1" loext:marker-style-name="T5"><text:span text:style-name="T5">rct_1.1. Что такое ReactDOM?</text:span></text:p>
      <text:p text:style-name="P1" loext:marker-style-name="T6"><text:span text:style-name="T6">Библиотека, <text:s/>которая содержит методы для рендеринга DOM, а также рендеринга на стороне сервера.</text:span></text:p>
      <text:p text:style-name="P1" loext:marker-style-name="T5"><draw:custom-shape text:anchor-type="char" draw:z-index="5" draw:name="_x0000_tole_rId25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Фигура16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rct_2. Что такое декларативное UI программирование? Чем оно отличается от императивного подхода? </text:span></text:p>
      <text:p text:style-name="P1" loext:marker-style-name="T6"><text:span text:style-name="T8">Императивное программирование</text:span><text:span text:style-name="T6"> — оно же «приказывающее» или «повелительное» — это парадигма (стиль написания исходного кода компьютерной программы), в которой описываются последовательные команды, которые должен совершить процессор, чтобы получить необходимый нам результат. Т.е. это такой стиль программирования, при котором описывается, как добиться желаемого результата.</text:span></text:p>
      <text:p text:style-name="P1" loext:marker-style-name="T6"><text:span text:style-name="T6">Языки: C, C++;</text:span></text:p>
      <text:p text:style-name="P1" loext:marker-style-name="T6"><text:span text:style-name="T8">Декларативное программирование</text:span><text:span text:style-name="T6"> — это парадигма (стиль написания исходного кода компьютерной программы), программирования, в которой описывается ожидаемый результат, а не способ его получения. </text:span></text:p>
      <text:p text:style-name="P1" loext:marker-style-name="T6"><text:span text:style-name="T6">Языки: SQL, HTML.</text:span></text:p>
      <text:p text:style-name="P1" loext:marker-style-name="T6"><text:span text:style-name="T6">Неважно, как будут выбраны пользователи из Мексики и как браузер распарсит article. Важно, что мы получим мексиканских пользователей и новый header и paragraph на сайте, не углубляясь в инструкции.</text:span></text:p>
      <text:p text:style-name="P1" loext:marker-style-name="T6"><text:span text:style-name="T6">Например: Дан массив чисел, написать функцию, которая вернет массив, где каждое число -&gt; [1, 2, 3] -&gt; [2, 3, 6]</text:span></text:p>
      <text:p text:style-name="P1" loext:marker-style-name="T8"><text:span text:style-name="T8">Императивный стиль:</text:span></text:p>
      <text:p text:style-name="P7" loext:marker-style-name="T6"><draw:custom-shape text:anchor-type="char" draw:z-index="6" draw:name="_x0000_tole_rId27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Фигура18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9" text:anchor-type="as-char" svg:width="9.26cm" svg:height="5.186cm" draw:z-index="0"><draw:object-ole xlink:href="./Object 2" xlink:type="simple" xlink:show="embed" xlink:actuate="onLoad"/><draw:image xlink:href="./ObjectReplacements/Object 2" xlink:type="simple" xlink:show="embed" xlink:actuate="onLoad"/><svg:desc>Объект OLE</svg:desc></draw:frame></text:p>
      <text:p text:style-name="P1" loext:marker-style-name="T8"><text:span text:style-name="T8">Декларативный стиль:</text:span></text:p>
      <text:p text:style-name="P7" loext:marker-style-name="T6"><draw:custom-shape text:anchor-type="char" draw:z-index="7" draw:name="_x0000_tole_rId29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Фигура20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10" text:anchor-type="as-char" svg:width="9.155cm" svg:height="2.381cm" draw:z-index="1"><draw:object-ole xlink:href="./Object 3" xlink:type="simple" xlink:show="embed" xlink:actuate="onLoad"/><draw:image xlink:href="./ObjectReplacements/Object 3" xlink:type="simple" xlink:show="embed" xlink:actuate="onLoad"/><svg:desc>Объект OLE</svg:desc></draw:frame></text:p>
      <text:p text:style-name="P3" loext:marker-style-name="T6"/>
      <text:p text:style-name="P1" loext:marker-style-name="T5"><draw:custom-shape text:anchor-type="char" draw:z-index="8" draw:name="_x0000_tole_rId31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Фигура22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rct_3. </text:span><text:span text:style-name="T5">Что</text:span><text:span text:style-name="T1"> </text:span><text:span text:style-name="T5">такое</text:span><text:span text:style-name="T1"> React Element? </text:span><text:span text:style-name="T5">Как его можно создать? Из чего он состоит? </text:span><draw:frame draw:style-name="fr1" draw:name="Объект11" text:anchor-type="as-char" svg:width="0.344cm" svg:height="0.344cm" draw:z-index="2"><draw:object-ole xlink:href="./Object 4" xlink:type="simple" xlink:show="embed" xlink:actuate="onLoad"/><draw:image xlink:href="./ObjectReplacements/Object 4" xlink:type="simple" xlink:show="embed" xlink:actuate="onLoad"/><svg:desc>Объект OLE</svg:desc></draw:frame></text:p>
      <text:p text:style-name="P1" loext:marker-style-name="T6"><text:soft-page-break/><text:span text:style-name="T6">React-элемент — это не то, что будет на экране, а описание того, что будет на экране. React-элемент описывает узел DOM в виде javascript-объекта. Объект состоит из свойств type(тип тега), props(атрибуты), children(дочерние узлы), и др. </text:span></text:p>
      <text:p text:style-name="P1" loext:marker-style-name="T6"><text:span text:style-name="T6">Создать можно: </text:span></text:p>
      <text:list text:style-name="WWNum3">
        <text:list-item>
          <text:p text:style-name="P8" loext:marker-style-name="T2"><text:span text:style-name="T2">React.createElement(type, props, children)</text:span></text:p>
        </text:list-item>
        <text:list-item>
          <text:p text:style-name="P8" loext:marker-style-name="T6"><text:span text:style-name="T6">Используя синтаксис JSX.</text:span></text:p>
        </text:list-item>
      </text:list>
      <text:p text:style-name="P1" loext:marker-style-name="T6"><text:span text:style-name="T6">Если коротко: элементы являются экземплярами компонентов, которым могут передаваться свойства.</text:span></text:p>
      <text:p text:style-name="P1" loext:marker-style-name="T5"><draw:custom-shape text:anchor-type="char" draw:z-index="9" draw:name="_x0000_tole_rId33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Фигура24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rct_3.1 Что будет, если передать булевые, null или undefined значения в children?</text:span></text:p>
      <text:p text:style-name="P1" loext:marker-style-name="T6"><text:span text:style-name="T6">Они игнорируются. Их можно использовать в качестве потомков, но данные значения не отображаются при рендеринге. Следующие JSX выражения будут отображены одинаково:</text:span></text:p>
      <text:p text:style-name="P7" loext:marker-style-name="T6"><draw:custom-shape text:anchor-type="char" draw:z-index="10" draw:name="_x0000_tole_rId35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Фигура26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13" text:anchor-type="as-char" svg:width="5.318cm" svg:height="7.488cm" draw:z-index="3"><draw:object-ole xlink:href="./Object 6" xlink:type="simple" xlink:show="embed" xlink:actuate="onLoad"/><draw:image xlink:href="./ObjectReplacements/Object 6" xlink:type="simple" xlink:show="embed" xlink:actuate="onLoad"/><svg:desc>Объект OLE</svg:desc></draw:frame></text:p>
      <text:p text:style-name="P1" loext:marker-style-name="T6"><text:span text:style-name="T6">Вместе с условными выражениями это можно использовать для условного отображения элементов React:</text:span></text:p>
      <text:p text:style-name="P7" loext:marker-style-name="T6"><draw:custom-shape text:anchor-type="char" draw:z-index="11" draw:name="_x0000_tole_rId37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Фигура28" draw:style-name="gr1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<text:line-break/></text:span><draw:frame draw:style-name="fr1" draw:name="Объект14" text:anchor-type="as-char" svg:width="7.382cm" svg:height="3.281cm" draw:z-index="4"><draw:object-ole xlink:href="./Object 7" xlink:type="simple" xlink:show="embed" xlink:actuate="onLoad"/><draw:image xlink:href="./ObjectReplacements/Object 7" xlink:type="simple" xlink:show="embed" xlink:actuate="onLoad"/><svg:desc>Объект OLE</svg:desc></draw:frame></text:p>
      <text:p text:style-name="P1" loext:marker-style-name="T1"><text:span text:style-name="T1">rct_3.2 </text:span><text:span text:style-name="T5">Что</text:span><text:span text:style-name="T1"> </text:span><text:span text:style-name="T5">такое</text:span><text:span text:style-name="T1"> React Component? </text:span></text:p>
      <text:p text:style-name="P1"><draw:custom-shape text:anchor-type="char" draw:z-index="12" draw:name="_x0000_tole_rId39" draw:style-name="gr2" draw:text-style-name="P9" svg:width="1.765cm" svg:height="1.765cm" svg:x="0.00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Пользовательские интерфейсы можно разбить на более мелкие строительные блоки, называемые компонентами .</text:p>
      <text:p text:style-name="P1" loext:marker-style-name="T6"><text:span text:style-name="T6">React-компонент — это функция или класс, который принимает входные данные (опционально) и возвращает React-элемент - элемент пользовательского интерфейса— то есть, javascript-объект . Пользовательский интерфейс создается с помощью компонентов.</text:span></text:p>
      <text:p text:style-name="P3" loext:marker-style-name="T6"/>
      <text:p text:style-name="P1" loext:marker-style-name="T5"><text:span text:style-name="T5">rct_4 Что такое JSX и зачем он нужен?</text:span></text:p>
      <text:p text:style-name="P1" loext:marker-style-name="T5"><text:span text:style-name="T5">JSX — это расширение синтаксиса для JavaScript, которое позволяет описывать пользовательский интерфейс в знакомом синтаксисе</text:span><text:span text:style-name="T9">, похожем на HTML</text:span><text:span text:style-name="T5">. </text:span></text:p>
      <text:p text:style-name="P1" loext:marker-style-name="T6"><text:span text:style-name="T6">JSX ускоряет создание элементов React, делая их более компактными, а также упрощает их чтение. </text:span></text:p>
      <text:p text:style-name="P1" loext:marker-style-name="T6"><text:span text:style-name="T6">JSX создан только для разработчиков. Сам по себе он никак не ускоряет и не улучшает веб-приложения. JSX преобразуется в тот же код, который получается и без JSX. </text:span></text:p>
      <text:p text:style-name="P1" loext:marker-style-name="T6"><text:soft-page-break/><text:span text:style-name="T6">Основные плюсы:</text:span></text:p>
      <text:p text:style-name="P1" loext:marker-style-name="T6"><text:span text:style-name="T6">- Улучшенное взаимодействие с разработчиком (DX, Developer Experience) — код проще читать благодаря XML-подобному синтаксису, который хорошо подходит для написания вложенных декларативных структур.</text:span></text:p>
      <text:p text:style-name="P1" loext:marker-style-name="T6"><text:span text:style-name="T6">- Улучшенные сообщения об ошибках — React по умолчанию предполагает использование JSX и выводит полезные сообщения об ошибках. Если JSX не используется, эти сообщения будут запутывать разработчика, так как в них будет упоминаться не тот синтаксис, который он реально использует.</text:span></text:p>
      <text:p text:style-name="P1" loext:marker-style-name="T6"><text:span text:style-name="T6">- Ускорение кода — при преобразовании JSX в JavaScript транспилятор одновременно оптимизирует код, благодаря чему итоговый код JavaScript исполняется быстрее, чем если бы он был введен вручную.</text:span></text:p>
      <text:p text:style-name="P1" loext:marker-style-name="T6"><text:span text:style-name="T6">- Повышение эффективности работы команд — неопытным разработчикам (например, веб-дизайнерам) проще менять код, потому что JSX напоминает разметку HTML, которая им уже знакома.</text:span></text:p>
      <text:p text:style-name="P1" loext:marker-style-name="T6"><text:span text:style-name="T6"><text:s/>- Снижение количества синтаксических ошибок — разработчики набирают на клавиатуре меньше кода, а это значит, что они сделают меньше ошибок.</text:span></text:p>
      <text:p text:style-name="P1" loext:marker-style-name="T6"><text:span text:style-name="T6">Процесс преобразования JSX в JavaScript, называется транспиляция. Транспиляция, а не компиляцией, потому что код транслируется с одного исходного языка (JSX) на другой исходный язык (JavaScript). В свою очередь, полученный код JavaScript интерпретируется «реальным» компилятором, который выполняет код. Транспиляция — всего лишь преобразование синтаксиса, а не интерпретация кода.</text:span></text:p>
      <text:p text:style-name="P1" loext:marker-style-name="T6"><text:span text:style-name="T6">При выполнении приложения React браузер видит только команды React.createElement, необходимые для генерирования нужной структуры. JSX существует только в редакторе. Транспилятор преобразует файлы, содержащие JSX, в «чистый» JavaScript с многочисленными вызовами React.createElement(). </text:span></text:p>
      <text:p text:style-name="P1" loext:marker-style-name="T6"><text:span text:style-name="T6">Процесс транспиляции заключается в следующем: исходный код переписывается, чтобы получить такие же результаты, но уже с помощью синтаксиса, понимаемого устаревшими браузерами. Любой новый синтаксис для браузера, который его не поддерживает, просто недействителен и выдает ошибку разбора. </text:span></text:p>
      <text:p text:style-name="P1" loext:marker-style-name="T5"><text:span text:style-name="T5">rct_4 Что такое props у компонента?</text:span></text:p>
      <text:p text:style-name="P1" loext:marker-style-name="T11"><text:span text:style-name="T4">Props</text:span><text:span text:style-name="T11"> – это аргументы </text:span><text:span text:style-name="T4">React</text:span><text:span text:style-name="T11">-компонента – это объект.</text:span></text:p>
      <text:p text:style-name="P1" loext:marker-style-name="T10"><text:span text:style-name="T10">Данные, переданные в качестве свойств компонентам React называются props.</text:span></text:p>
      <text:p text:style-name="P5" loext:marker-style-name="T5"/>
      <text:p text:style-name="P1" loext:marker-style-name="T7"><text:span text:style-name="T7">Подобно функции JavaScript, компоненты могут принимать пользовательские аргументы (или props), которые будут изменяют поведение компонента или то, что визуально отображается при его отображении на экране. </text:span></text:p>
      <text:p text:style-name="P1" loext:marker-style-name="T7"><text:span text:style-name="T3">Props</text:span><text:span text:style-name="T7"> используются для передачи информации компонентам.</text:span></text:p>
      <text:p text:style-name="P1" loext:marker-style-name="T7"><text:span text:style-name="T7">Свойства можно передавать компонентам аналогично атрибутам HTML, через них можно передавать любое значение JavaScript, включая объекты и функции.</text:span></text:p>
      <text:p text:style-name="P1" loext:marker-style-name="T7"><text:span text:style-name="T7">Props — это информация, доступная только для чтения, которая передается компонентам.</text:span></text:p>
      <text:p text:style-name="P1" loext:marker-style-name="T7"><text:span text:style-name="T7">Затем можно передавать эти props от родительских компонентов дочерним компонентам.</text:span></text:p>
      <text:p text:style-name="P1" loext:marker-style-name="T5"><text:span text:style-name="T5">rct_x Что такое stateful и stateless компоненты?</text:span></text:p>
      <text:p text:style-name="P1" loext:marker-style-name="T5"><text:span text:style-name="T5">rct_x.x Что делает хук useState? Как обновить состояние?</text:span></text:p>
      <text:p text:style-name="P1" loext:marker-style-name="T7"><text:span text:style-name="T7">State — это информация, которая может меняться со временем, обычно вызванная взаимодействием с пользователем.</text:span></text:p>
      <text:p text:style-name="P1" loext:marker-style-name="T6"><text:span text:style-name="T6">Позволяет добавлять состояние в функциональные компоненты. React хранит это состояние между рендерами. Вызов useState возвращает массив с двумя элементами - текущее значение состояния и функцию для его обновления. Единственный аргумент useState — это начальное состояние. Чтобы обновить состояние нужно вызвать функцию обновления </text:span><text:soft-page-break/><text:span text:style-name="T6">состояния с новым значением или коллбэком. После этого React сделает повторный рендер, в котором использует уже новое значение.</text:span></text:p>
      <text:p text:style-name="P4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11:46:56.854000000</meta:creation-date>
    <dc:date>2025-07-28T13:16:38.620000000</dc:date>
    <meta:editing-duration>PT4M19S</meta:editing-duration>
    <meta:editing-cycles>3</meta:editing-cycles>
    <meta:generator>LibreOffice/24.2.6.2$Windows_X86_64 LibreOffice_project/ef66aa7e36a1bb8e65bfbc63aba53045a14d0871</meta:generator>
    <meta:document-statistic meta:table-count="0" meta:image-count="0" meta:object-count="5" meta:page-count="4" meta:paragraph-count="55" meta:word-count="837" meta:character-count="6577" meta:non-whitespace-character-count="5761"/>
  </office:meta>
</office:document-meta>
</file>